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5e27c5" officeooo:paragraph-rsid="0018e195" style:font-style-asian="normal" style:font-style-complex="normal"/>
    </style:style>
    <style:style style:name="P2" style:family="paragraph" style:parent-style-name="Standard">
      <style:text-properties fo:font-style="normal" officeooo:rsid="0053c84b" officeooo:paragraph-rsid="0018e195" style:font-style-asian="normal" style:font-style-complex="normal"/>
    </style:style>
    <style:style style:name="P3" style:family="paragraph" style:parent-style-name="Standard">
      <style:text-properties fo:font-style="normal" officeooo:rsid="0057b7ed" officeooo:paragraph-rsid="0018e195" style:font-style-asian="normal" style:font-style-complex="normal"/>
    </style:style>
    <style:style style:name="P4" style:family="paragraph" style:parent-style-name="Standard">
      <style:text-properties fo:font-style="normal" officeooo:rsid="0059abfc" officeooo:paragraph-rsid="0018e195" style:font-style-asian="normal" style:font-style-complex="normal"/>
    </style:style>
    <style:style style:name="P5" style:family="paragraph" style:parent-style-name="Standard">
      <style:text-properties fo:font-style="normal" officeooo:rsid="005ab397" officeooo:paragraph-rsid="0018e195" style:font-style-asian="normal" style:font-style-complex="normal"/>
    </style:style>
    <style:style style:name="P6" style:family="paragraph" style:parent-style-name="Standard">
      <style:text-properties fo:font-style="normal" officeooo:rsid="005aecfd" officeooo:paragraph-rsid="0018e195" style:font-style-asian="normal" style:font-style-complex="normal"/>
    </style:style>
    <style:style style:name="P7" style:family="paragraph" style:parent-style-name="Standard">
      <style:text-properties fo:font-style="normal" officeooo:rsid="005b8f12" officeooo:paragraph-rsid="0018e195" style:font-style-asian="normal" style:font-style-complex="normal"/>
    </style:style>
    <style:style style:name="P8" style:family="paragraph" style:parent-style-name="Standard">
      <style:text-properties fo:font-style="normal" officeooo:rsid="005be851" officeooo:paragraph-rsid="0018e195" style:font-style-asian="normal" style:font-style-complex="normal"/>
    </style:style>
    <style:style style:name="P9" style:family="paragraph" style:parent-style-name="Standard">
      <style:text-properties fo:font-style="normal" officeooo:rsid="005cf952" officeooo:paragraph-rsid="0018e195" style:font-style-asian="normal" style:font-style-complex="normal"/>
    </style:style>
    <style:style style:name="P10" style:family="paragraph" style:parent-style-name="Standard">
      <style:text-properties style:font-name="Liberation Serif" fo:font-style="italic" officeooo:rsid="005b8f12" officeooo:paragraph-rsid="0018e195" style:font-style-asian="italic" style:font-style-complex="italic"/>
    </style:style>
    <style:style style:name="P11" style:family="paragraph" style:parent-style-name="Heading_20_2">
      <style:paragraph-properties fo:text-align="center" style:justify-single-word="false"/>
      <style:text-properties fo:font-style="normal" officeooo:rsid="0055a86a" officeooo:paragraph-rsid="0018e195" style:font-style-asian="normal" style:font-style-complex="normal"/>
    </style:style>
    <style:style style:name="T1" style:family="text">
      <style:text-properties officeooo:rsid="01422315"/>
    </style:style>
    <style:style style:name="T2" style:family="text">
      <style:text-properties officeooo:rsid="01abf9eb"/>
    </style:style>
    <style:style style:name="T3" style:family="text">
      <style:text-properties officeooo:rsid="01413c9b"/>
    </style:style>
    <style:style style:name="T4" style:family="text">
      <style:text-properties officeooo:rsid="0059abfc"/>
    </style:style>
    <style:style style:name="T5" style:family="text">
      <style:text-properties officeooo:rsid="0354885c"/>
    </style:style>
    <style:style style:name="T6" style:family="text">
      <style:text-properties officeooo:rsid="01acf080"/>
    </style:style>
    <style:style style:name="T7" style:family="text">
      <style:text-properties officeooo:rsid="005aecfd"/>
    </style:style>
    <style:style style:name="T8" style:family="text">
      <style:text-properties officeooo:rsid="005b8f12"/>
    </style:style>
    <style:style style:name="T9" style:family="text">
      <style:text-properties officeooo:rsid="01afdd43"/>
    </style:style>
    <style:style style:name="T10" style:family="text">
      <style:text-properties officeooo:rsid="01ade855"/>
    </style:style>
    <style:style style:name="T11" style:family="text">
      <style:text-properties officeooo:rsid="005cf952"/>
    </style:style>
    <style:style style:name="T12" style:family="text">
      <style:text-properties officeooo:rsid="035523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/>
      <text:p text:style-name="P2"/>
      <text:p text:style-name="P3">Труднее всего найти рукавицы, что сам же заткнул себе за пояс.</text:p>
      <text:p text:style-name="P3">Я ходил грабить плантации конопли аж чуть ли не до Кандыбин<text:span text:style-name="T2">а</text:span>, а тут за забором, в соседском огороде густая рощица растёт. </text:p>
      <text:p text:style-name="P3">Ограниченный кругозор — вдаль смотрю, а под носом не вижу.</text:p>
      <text:p text:style-name="P3">Пришлось восстанавливать историческую справедливость. </text:p>
      <text:p text:style-name="P3">Чтоб замести следы, я перебросил срубленные <text:span text:style-name="T2">у </text:span>соседа кусты через <text:span text:style-name="T2">дальний</text:span> забор на улицу, а потом уже через свою калитку в сарай.</text:p>
      <text:p text:style-name="P3">Проба показала, что качество на высоте. Я отнёс малость Ляльке, чтоб и ему запушистилось, не зря же он меня эти два года подогревал.</text:p>
      <text:p text:style-name="P3">Подвалила удача — растворяй ворота. </text:p>
      <text:p text:style-name="P3">В Нежине, в Графском парке, напротив кинотеатра стоит неприметная хат<text:span text:style-name="T3">к</text:span>а, а рядом кусточков пять и совсем без забора. Как <text:span text:style-name="T2">тут </text:span>не пошефств<text:span text:style-name="T2">уешь</text:span>?</text:p>
      <text:p text:style-name="P3">Но встала проблема хранения собранного без потерь.</text:p>
      <text:p text:style-name="P3">Отнести в общагу? Под койку? Не смешно.</text:p>
      <text:p text:style-name="P3">Я обошёл здание, выискивая подходящий закуток, <text:span text:style-name="T4">но всё безрезультатно, пока не увидел стол в умывальнике на четвёртом этаже. </text:span></text:p>
      <text:p text:style-name="P4">Не такой, как в комнатах студентов, а с ящиком под столешницей. </text:p>
      <text:p text:style-name="P4">Не знаю как он там оказался и долго ли ещё простоит, но <text:span text:style-name="T2">при таком безвыходном положении</text:span> — не бросать же в парке под кустом — взял всю траву и в ящик тот засунул. Только стол развернул и к стене придвинул, чтобы в глаза не бросалось. </text:p>
      <text:p text:style-name="P4">Потом по мере надобности заходил отщипнуть на день-два потребления.</text:p>
      <text:p text:style-name="P3"/>
      <text:p text:style-name="P4">Мои однокурсницы вернулись из колхоза в шоке. </text:p>
      <text:p text:style-name="P5">Притихшие такие, призадумавшиеся о смысле жизни. То есть, правильно ли они в ней разобрались?</text:p>
      <text:p text:style-name="P5">Оказывается, во время шефской помощи какому-то колхозу два тамошних хлопца подрались на ножах. </text:p>
      <text:p text:style-name="P5">Из-за кого? Из-за Тани, что со мной в одной группе учится.</text:p>
      <text:p text:style-name="P5">В прошлом году эти твари безжалостные — мои однокурсницы — попросили меня прикинуться, будто я влюбился в неё. </text:p>
      <text:p text:style-name="P5">Для смеху <text:span text:style-name="T5">просто</text:span>, <text:s/><text:span text:style-name="T5">уж </text:span>до того она неприметная и невзрачная. </text:p>
      <text:p text:style-name="P5">А меня — тупого лосяру — долго подбивать не надо:</text:p>
      <text:p text:style-name="P5">- Таня, я тебя люблю всей глубиной! А какое <text:span text:style-name="T2">твоё</text:span> взаимное чувство?</text:p>
      <text:p text:style-name="P5">Два дня на переменах приставал, пока не попросила оставить её в покое. Чуть не плакала. </text:p>
      <text:p text:style-name="P5">Я устыдился и отстал.</text:p>
      <text:p text:style-name="P5"><text:span text:style-name="T1">Ну, и</text:span> теперь <text:span text:style-name="T1">вот </text:span>— нате вам, стервы! </text:p>
      <text:p text:style-name="P5">Кого хлопцы избрали до беспамятства?</text:p>
      <text:p text:style-name="P5">И теперь девушки <text:span text:style-name="T1">с курса </text:span>на неё уважительно косятся, а она ходит такая торжественн<text:span text:style-name="T2">ая и</text:span> задумчивая, словно что-то узнала про себя, чего и сама не ждала. </text:p>
      <text:p text:style-name="P5">И на меня уже не так враждебно смотрит — а <text:span text:style-name="T2">может</text:span> я тогда всерьёз <text:span text:style-name="T2">к ней </text:span>приставал? <text:span text:style-name="T2">Вдруг <text:s/>н</text:span>е придуривался?</text:p>
      <text:p text:style-name="P5">Спасибо хлопцам за алиби.</text:p>
      <text:p text:style-name="P5"/>
      <text:p text:style-name="P5"><text:span text:style-name="T2">Но меня долбила мысль про</text:span> неправильность хранения конопли в ящике стола. </text:p>
      <text:p text:style-name="P5">Человек <text:span text:style-name="T2">при</text:span> понятия<text:span text:style-name="T2">х</text:span> её враз <text:s/>в том умывальнике унюхает. <text:span text:style-name="T2">О</text:span>пять же у физматовцев могут ненужные вопросы зародиться — чего это я в их умывальник зачастил?</text:p>
      <text:p text:style-name="P5">И по первому ноябрьскому снежку я понёс её <text:span text:style-name="T2">к</text:span> ново<text:span text:style-name="T6">му</text:span> мест<text:span text:style-name="T6">у</text:span> хранение, <text:span text:style-name="T7">предварительно высмотрев, что на крыше Старого корпуса есть слуховое окно, а с обратной стороны здания имеется добротно сваренная лестница прямиком на крышу</text:span>.</text:p>
      <text:p text:style-name="P6"><text:soft-page-break/>Меня сопровождали Славик, Двойка и Ира, типа государственная комиссия при запуске космонавта с площадки <text:span text:style-name="T6">на</text:span> Байконуре.</text:p>
      <text:p text:style-name="P6"><text:span text:style-name="T6">П</text:span>альто и шапку <text:span text:style-name="T6">я</text:span> отдал Ире, сунул свёрток под рубаху и — стартовал. </text:p>
      <text:p text:style-name="P6">Первые минуты подъёма проходили в штатном режиме. Вибрация лестницы не зашкаливала, вот только железяка оказалась холодной и очень длинной — во времена Гоголя этажи строили в два-три раза выше нынешних. </text:p>
      <text:p text:style-name="P6">При выходе на крышу возникли непредвиденные проблемы. Лестница<text:span text:style-name="T6"> не доставала до самой крыши, а </text:span>заканчивалась под карнизом; пришлось цепляться за жесть ж<text:span text:style-name="T8">ё</text:span>лоба и переваливать через него. </text:p>
      <text:p text:style-name="P6">Из этого момента мне запомнилась беспросветная тьма позднего вечера. Нас было только трое — жесть, темень и я.</text:p>
      <text:p text:style-name="P7">Сама крыша оказалась довольно скользкой, хоть и не слишком крутой. Пришлось передвигаться наступая на гребешки жести. </text:p>
      <text:p text:style-name="P6">Когда я <text:span text:style-name="T8">добрался до слухового окна, оно оказалось наглухо заколоченным толстыми досками изнутри. От ворот поворот.</text:span></text:p>
      <text:p text:style-name="P7">На подходе к месту, где нужно перевали<text:span text:style-name="T6">ва</text:span>ть <text:span text:style-name="T6">обратно </text:span>через жёлоб, я вдруг оскользнулся, но не упал, выпрямился,стиснул зубы и, ощерившись, проговорил:</text:p>
      <text:p text:style-name="P7">- На публику играешь, падла?</text:p>
      <text:p text:style-name="P7">Потом я опустился на четвереньки, свесил ноги через выступ карниза и нащупал ими перекладины лестницы. </text:p>
      <text:p text:style-name="P7">На обратном спуске я подумал, что ещё ничего, если б просто упал, а вдруг на кого-нибудь?</text:p>
      <text:p text:style-name="P10"/>
      <text:p text:style-name="P10"><text:span text:style-name="T1">(...н</text:span>екоторые мысли лучше не начинать думать...<text:span text:style-name="T1">)</text:span></text:p>
      <text:p text:style-name="P10"/>
      <text:p text:style-name="P7">И снова я высадил дверь. </text:p>
      <text:p text:style-name="P7">Что примечательно — ту же самую. Только Илюша Липес там уже не жил, а жил Витя Кононевич, который имел неосторожность попросить у Жоры Ильченко книгу «Godfather» и англо-английский словарь Hornby из индийского привоза.</text:p>
      <text:p text:style-name="P7">С каких незначительных, на первый взгляд, мелочей начинаются повороты в жизни. Допустим, <text:span text:style-name="T9">говоришь</text:span>: «Жора, дай «Godfather'a» почитать», а потом приходишь <text:span text:style-name="T9">в общагу</text:span> — у тебя в комнате дверь выбита.</text:p>
      <text:p text:style-name="P8">Кстати, на этот раз никаких трясущихся пальцев не наблюдалось.</text:p>
      <text:p text:style-name="P8"><text:span text:style-name="T6">До чего</text:span> всё <text:span text:style-name="T10">же</text:span> быстро формируются навыки.</text:p>
      <text:p text:style-name="P8">Возможно сказалось и то, что я работал не на Вирича, а на себя.</text:p>
      <text:p text:style-name="P8">Роман Марио Пьюзо «Крёстный отец» я украл не из праздного любопытства (затрясутся ли пальцы?), и не для повышения квалификации дверобоя, а чтобы перевести его на русский язык.</text:p>
      <text:p text:style-name="P8"/>
      <text:p text:style-name="P8">Роман, как и его автор, довольно толстый — страниц за четыреста и, с учётом образа действий, благодаря которым он попал <text:s/>мне <text:s/>в руки, работ<text:span text:style-name="T9">у</text:span> над переводом <text:span text:style-name="T9">пришлось </text:span>ве<text:span text:style-name="T9">сти</text:span> исключительно в Конотопе.</text:p>
      <text:p text:style-name="P8">Потребовалось несколько месяцев труда, чтобы превратить книгу издательства <text:s/>«Penguin» в кипу толстых пронумерованных тетрадей исписанных моим почерком на русском языке.</text:p>
      <text:p text:style-name="P8">Эту кипу я передал <text:span text:style-name="T5">затем </text:span>Ляльке и его жене Валентине для прочтения, но последующие передвижений и дальнейшая судьба «Крёстного отца» мне не известны, как и в случае с «Челюстями».</text:p>
      <text:p text:style-name="P8"/>
      <text:p text:style-name="P8">В ходе работы, примерно на полпути до завершения, своими критическими замечаниями со мной поделился <text:span text:style-name="T5">мой </text:span>отец.</text:p>
      <text:p text:style-name="P8">У Пьюзо речь шла о вечерах отдыха голливудских кинозвёзд в специально оборудованном для этого клубе. </text:p>
      <text:p text:style-name="P8">Мне никак не удавалось передать на русском американский термин «blow job». <text:s/><text:soft-page-break/><text:span text:style-name="T11">Описательные варианты казались мне слишком длинными, а те, что покороче, чересчур нецензурными.</text:span></text:p>
      <text:p text:style-name="P9">Одну из неудачных попыток я выдрал из тетради и сунул в плиту-печь на растопку.</text:p>
      <text:p text:style-name="P9">Вечером мой отец открыл чугунную дверцу, чтобы положить дрова в топку, достал смятый тетрадный листок и, ознакомившись с <text:span text:style-name="T9">его с</text:span>одержимым, спросил :</text:p>
      <text:p text:style-name="P9">- Что <text:span text:style-name="T9">это </text:span>ты тут за <text:span text:style-name="T9">херню понаписывал</text:span>?</text:p>
      <text:p text:style-name="P9">Я не стал оспаривать его мнение по двум причинам.</text:p>
      <text:p text:style-name="P9">Во-первых, то, что в печатном тексте воспринимается как эротика, в переписанном от руки виде смотрится как пошлая порнуха.</text:p>
      <text:p text:style-name="P9">Достаточно вспомнить рукописный рассказ в тонкой тетрадке, ходивший среди учеников старших классов конотопской средней школы номер тринадцать. </text:p>
      <text:p text:style-name="P9">Там имелся такой пассаж: «...она вскинула свои ажурные ножки ему на плечи...»</text:p>
      <text:p text:style-name="P9">Не знаю почему, но у меня эти «ажурные ножки» сразу же и неразрывно заассоциировались с Эйфелевой башней. </text:p>
      <text:p text:style-name="P9">Спрашивается: какая может быть эротика с Эйфелевой башней на плечах?</text:p>
      <text:p text:style-name="P9"><text:span text:style-name="T9">Однако</text:span>, <text:span text:style-name="T9">вовсе</text:span> <text:s/>неизвестно <text:s/>как на меня подействовали бы те же ножки, попадись они <text:s/>в ровной строке типографского набора. </text:p>
      <text:p text:style-name="P9">По одёжке встречают...</text:p>
      <text:p text:style-name="P9">Во-вторых, я всегда с уважением относился к тонкому литературному чутью моего отца.</text:p>
      <text:p text:style-name="P9">В газете «Труд» он читал лишь телепрограмму на неделю, а остальному содержанию, бегло взглянув на заголовки, давал следующее определение:</text:p>
      <text:p text:style-name="P9">- Ни в склад, ни в лад — поцелуй блоху в кирпич.</text:p>
      <text:p text:style-name="P9">Точнее не скажешь.</text:p>
      <text:p text:style-name="P9">Кроме того, он обладал поразительной лингвистической изобретательностью. </text:p>
      <text:p text:style-name="P9">Возможно, тут сказались его рязанские корни.</text:p>
      <text:p text:style-name="P9"><text:s/>Рязанщина всегда лежала на перепутьи языковых контактов.</text:p>
      <text:p text:style-name="P1">Ну, например. </text:p>
      <text:p text:style-name="P1">Напряжённо сдвинув поседелые брови над пластмассовой оправой очков, он мастерит за кухонным столом какую-то «железку». Вправляет «энту» в «энту».</text:p>
      <text:p text:style-name="P1">Я прохожу между столом и плитой-печью от двери к окну, потом от окна к двери. Не отрывая взгляд от «железки», <text:span text:style-name="T12">отец</text:span> говорит:</text:p>
      <text:p text:style-name="P1">- Чё ты тыркаешься?</text:p>
      <text:p text:style-name="P1">Ни в одном словаре не найти этого слова. </text:p>
      <text:p text:style-name="P1">Но до чего сочный глагол! Сколько в нём упругой пластики; как точно ухвачена суть действия и состояние того, кто производит это действие. И главное, слово родилось спонтанно, только что; покуда эта поебéнь никак не хочет влазить в ту.</text:p>
      <text:p text:style-name="P1">- А как же мне не тыркаться? Коли сикулька запенькала?</text:p>
      <text:p text:style-name="P1">Он роняет «железку» на стол. Долгий взгляд поверх оправы очков. </text:p>
      <text:p text:style-name="P1">Потом произносит:</text:p>
      <text:p text:style-name="P1">- Тьфу!</text:p>
      <text:p text:style-name="P1">И <text:span text:style-name="T1">в этом</text:span>, кстати, вся суть проблемы отцов и детей — наплодят себе подобных, а потом тьфукаю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7:39:43.289581268</meta:creation-date>
    <dc:date>2017-03-02T17:39:49.510967786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86" meta:word-count="1246" meta:character-count="8075" meta:non-whitespace-character-count="6857"/>
    <meta:generator>LibreOffice/4.3.3.2$Linux_x86 LibreOffice_project/430m0$Build-2</meta:generator>
  </office:meta>
</office:document-meta>
</file>